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6213" officeooo:paragraph-rsid="00036213"/>
    </style:style>
    <style:style style:name="P2" style:family="paragraph" style:parent-style-name="Standard" style:list-style-name="L1">
      <style:text-properties officeooo:rsid="00036213" officeooo:paragraph-rsid="00037846"/>
    </style:style>
    <style:style style:name="P3" style:family="paragraph" style:parent-style-name="Standard" style:list-style-name="L1">
      <style:text-properties officeooo:rsid="00036213" officeooo:paragraph-rsid="00036213"/>
    </style:style>
    <style:style style:name="P4" style:family="paragraph" style:parent-style-name="Standard">
      <style:text-properties officeooo:rsid="00036213" officeooo:paragraph-rsid="00036213"/>
    </style:style>
    <style:style style:name="P5" style:family="paragraph" style:parent-style-name="Standard">
      <style:text-properties officeooo:rsid="00036213" officeooo:paragraph-rsid="0004145a"/>
    </style:style>
    <style:style style:name="P6" style:family="paragraph" style:parent-style-name="Standard">
      <style:text-properties officeooo:rsid="0004145a" officeooo:paragraph-rsid="0004145a"/>
    </style:style>
    <style:style style:name="T1" style:family="text">
      <style:text-properties fo:font-size="15pt" style:text-underline-style="solid" style:text-underline-width="auto" style:text-underline-color="font-color" style:font-size-asian="15pt" style:font-size-complex="15pt"/>
    </style:style>
    <style:style style:name="T2"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 style:family="text">
      <style:text-properties officeooo:rsid="00037846"/>
    </style:style>
    <style:style style:name="T4" style:family="text">
      <style:text-properties officeooo:rsid="0004145a"/>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énéral: </text:p>
      <text:p text:style-name="P1"><text:tab/> </text:p>
      <text:p text:style-name="P1"><text:tab/><text:span text:style-name="T2">Petite intro sub 1:00</text:span></text:p>
      <text:p text:style-name="P1"><text:tab/></text:p>
      <text:p text:style-name="P1"><text:tab/>vocabulaire à définir: obduction, plaque litoshérique <text:span text:style-name="T4">(1 diapo)</text:span></text:p>
      <text:p text:style-name="P5"><text:tab/>Intro tectonique <text:span text:style-name="T4">(jolie carte de la tectonique, image Wagner)</text:span></text:p>
      <text:p text:style-name="P1"><text:tab/>Fonctionnemnt de base (prismes d'accrétion, raison plaques coulent, mention des différends types de reliefs en fonction de la pente (type andes, <text:span text:style-name="T4">japon</text:span>) </text:p>
      <text:p text:style-name="P1"/>
      <text:p text:style-name="P1"><text:tab/><text:span text:style-name="T1">La formaton des Alpes 1:30</text:span></text:p>
      <text:p text:style-name="P1"/>
      <text:p text:style-name="P1"><text:tab/>Quelques rappels historiques <text:span text:style-name="T3">(petit graphe sur les &amp;vènements marquants)</text:span>.</text:p>
      <text:p text:style-name="P1"><text:tab/>2 etudes de cas très rapides sur :</text:p>
      <text:p text:style-name="P1"><text:tab/></text:p>
      <text:p text:style-name="P1"><text:tab/>L'historique de la surrection du Mt blanc. Points imporants :</text:p>
      <text:list xml:id="list1384953381485485078" text:style-name="L1">
        <text:list-item>
          <text:p text:style-name="P2">Le fait que <text:span text:style-name="T3">le mont blanc soit passé sous le massif du beaujolais (1 : Le mont blanc ; 2 : Carte du passage du mont blanc sous le massif puis l'explication de sa surrection, et ses implications)</text:span></text:p>
        </text:list-item>
        <text:list-item>
          <text:p text:style-name="P3">L'impact des glaciers sur la formation des reliefs alpins. Mention du lac Leman (glacier du rhône) et du lac du Gresivaudan (bouché par sédiments) qui explique la platitude de nos vallées et comme quoi le lac du bourget n'en est qu'un lointain témoignage. <text:span text:style-name="T3">(photos Glacier , implact glacier, lac du bourget, valée du grésivaudan)</text:span></text:p>
        </text:list-item>
      </text:list>
      <text:p text:style-name="P1"><text:tab/> </text:p>
      <text:p text:style-name="P1"><text:tab/><text:span text:style-name="T1">Alternatives 2:00</text:span></text:p>
      <text:p text:style-name="P1"><text:tab/> </text:p>
      <text:p text:style-name="P1"><text:tab/>Simulation approximative mathématique (<text:span text:style-name="T4">1 : </text:span>perlin, <text:span text:style-name="T4">2 : </text:span>voronoi, <text:span text:style-name="T4">3 : </text:span>voxels). </text:p>
      <text:p text:style-name="P6"><text:tab/>Opposition vectoriel – matriciel (ex : image – immage vectorielle) </text:p>
      <text:p text:style-name="P1"><text:tab/>Simulations voxelliennes (erosion ++) <text:span text:style-name="T4">Exemple de voxels dans la 3D (minecraft, jeu vidéo voxel, image matricielle</text:span></text:p>
      <text:p text:style-name="P1"><text:tab/>Simulations Physiques (ex: pression inde (quid images)) </text:p>
      <text:p text:style-name="P1"><text:tab/> </text:p>
      <text:p text:style-name="P1"><text:tab/><text:span text:style-name="T1">Simulation 30</text:span></text:p>
      <text:p text:style-name="P1"><text:tab/> </text:p>
      <text:p text:style-name="P1"><text:tab/>Philosophie des cellules : Equivalent par rapport au monde réel, Informations générales (échelle de temps != réel, échelle de distance (10 m <text:span text:style-name="T3">optimisables</text:span>)</text:p>
      <text:p text:style-name="P1"><text:tab/> </text:p>
      <text:p text:style-name="P1"><text:tab/> </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eeps </meta:initial-creator>
    <meta:creation-date>2016-03-05T17:40:46.287032569</meta:creation-date>
    <dc:date>2016-03-05T18:26:44.144484023</dc:date>
    <dc:creator>Creeps </dc:creator>
    <meta:editing-duration>PT19M17S</meta:editing-duration>
    <meta:editing-cycles>3</meta:editing-cycles>
    <meta:generator>LibreOffice/4.2.8.2$Linux_X86_64 LibreOffice_project/420m0$Build-2</meta:generator>
    <meta:document-statistic meta:table-count="0" meta:image-count="0" meta:object-count="0" meta:page-count="1" meta:paragraph-count="28" meta:word-count="240" meta:character-count="1553" meta:non-whitespace-character-count="1294"/>
  </office:meta>
</office:document-meta>
</file>